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style:font-name-asian="Times New Roman2" style:font-name-complex="Times New Roman2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1" style:family="text">
      <style:text-properties style:font-name-asian="Times New Roman2" style:font-name-complex="Times New Roman2"/>
    </style:style>
    <style:style style:name="T12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3009.png" xlink:type="simple" xlink:show="embed" xlink:actuate="onLoad"/></draw:frame></text:p>
          </table:table-cell>
          <table:table-cell table:style-name="Table1.B1" office:value-type="string">
            <text:h text:style-name="P7" text:outline-level="1">Ограничитель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8">C</text:span><text:span text:style-name="T1">и</text:span> <text:span text:style-name="T8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671cm" svg:height="1.769cm" draw:z-index="1"><draw:image xlink:href="../images/3009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ограничение значения входной величины:</text:p>
            <text:p text:style-name="P4"><text:span text:style-name="T11"><draw:frame draw:style-name="fr3" draw:name="Объект1" text:anchor-type="as-char" svg:width="7.768cm" svg:height="2.33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1">,</text:span></text:p>
            <text:p text:style-name="P2"><text:span text:style-name="T6">где </text:span><text:span text:style-name="T10">x</text:span><text:span text:style-name="T12">ᵢ</text:span><text:span text:style-name="T10">(t) </text:span><text:span text:style-name="T6">– элемент вектора входных сигналов; </text:span><text:span text:style-name="T10">y</text:span><text:span text:style-name="T12">ᵢ</text:span><text:span text:style-name="T10">(t) </text:span><text:span text:style-name="T6">– элемент вектора </text:span><text:span text:style-name="T3">выходных</text:span><text:span text:style-name="T6"> сигналов;</text:span><text:span text:style-name="T6"><draw:frame draw:style-name="fr3" draw:name="Объект4" text:anchor-type="as-char" svg:width="2.214cm" svg:height="0.691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">– </text:span><text:span text:style-name="T9">i-</text:span><text:span text:style-name="T3">ые элементы векторов минимальных и максимальных значений блока</text:span><text:span text:style-name="T6">.</text:span></text:p>
            <text:p text:style-name="P2"><text:span text:style-name="T4">Свойства</text:span>:</text:p>
            <text:list xml:id="list4969321175455935809" text:style-name="L1">
              <text:list-item>
                <text:p text:style-name="P8">Минимальное значение входа — вектор значений<draw:frame draw:style-name="fr3" draw:name="Объект5" text:anchor-type="as-char" svg:width="0.931cm" svg:height="0.617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, ограничивающих входной сигнал «снизу».</text:p>
              </text:list-item>
              <text:list-item>
                <text:p text:style-name="P8">Максимальное значение входа — вектор значений<draw:frame draw:style-name="fr3" draw:name="Объект6" text:anchor-type="as-char" svg:width="0.988cm" svg:height="0.617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, ограничивающих входной сигнал «сверху».</text:p>
              </text:list-item>
            </text:list>
            <text:p text:style-name="P2"><text:span text:style-name="T7">Примечание</text:span>:<text:span text:style-name="T5"> по умолчанию блок реализует </text:span><text:span text:style-name="T2">ограничение</text:span><text:span text:style-name="T5"> скалярного входного сигнала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граничитель</dc:title>
    <dc:date>2014-12-09T14:08:34.65</dc:date>
    <meta:generator>OpenOffice/4.1.1$Win32 OpenOffice.org_project/411m6$Build-9775</meta:generator>
    <meta:editing-duration>PT2H10M42S</meta:editing-duration>
    <meta:editing-cycles>63</meta:editing-cycles>
    <meta:document-statistic meta:table-count="1" meta:image-count="2" meta:object-count="4" meta:page-count="1" meta:paragraph-count="13" meta:word-count="73" meta:character-count="526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sup>
                      <mi>x</mi>
                      <mi>i</mi>
                      <mi mathvariant="italic">min</mi>
                    </msubsup>
                    <mi>,</mi>
                    <mi/>
                    <mi mathvariant="italic">если</mi>
                    <mi/>
                    <msub>
                      <mi>x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sup>
                        <mi>x</mi>
                        <mi>i</mi>
                        <mi mathvariant="italic">min</mi>
                      </msubsup>
                    </mrow>
                  </mrow>
                </mtd>
              </mtr>
              <mtr>
                <mtd>
                  <mrow>
                    <msub>
                      <mi>x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subsup>
                        <mi>x</mi>
                        <mi>i</mi>
                        <mi mathvariant="italic">min</mi>
                      </msubsup>
                      <mo stretchy="false">&lt;</mo>
                      <msub>
                        <mi>x</mi>
                        <mi>i</mi>
                      </msub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sup>
                        <mi>x</mi>
                        <mi>i</mi>
                        <mi mathvariant="italic">max</mi>
                      </msubsup>
                    </mrow>
                  </mrow>
                </mtd>
              </mtr>
              <mtr>
                <mtd>
                  <mrow>
                    <msubsup>
                      <mi>x</mi>
                      <mi>i</mi>
                      <mi mathvariant="italic">max</mi>
                    </msubsup>
                    <mi>,</mi>
                    <mi/>
                    <mi mathvariant="italic">если</mi>
                    <mi/>
                    <msub>
                      <mi>x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sup>
                        <mi>x</mi>
                        <mi>i</mi>
                        <mi mathvariant="italic">max</mi>
                      </msubsup>
                    </mrow>
                  </mrow>
                </mtd>
              </mtr>
            </mtable>
          </mrow>
        </mrow>
      </mrow>
    </mrow>
    <annotation encoding="StarMath 5.0">y_i(t) = left lbrace stack{
alignl x_i^min, ~ если ~ x_i(t) &lt; x_i^min #
alignl x_i(t), ~ если ~ x_i^min &lt; x_i(t) &lt; x_i^max #
alignl x_i^max, ~ если ~ x_i(t) &gt; x_i^max}  right none
</annotation>
  </semantics>
</math>
</file>

<file path=Object 4/content.xml><?xml version="1.0" encoding="utf-8"?>
<math xmlns="http://www.w3.org/1998/Math/MathML">
  <semantics>
    <mrow>
      <msup>
        <mi>u</mi>
        <mi mathvariant="italic">min</mi>
      </msup>
    </mrow>
    <annotation encoding="StarMath 5.0">u^min</annotation>
  </semantics>
</math>
</file>

<file path=Object 5/content.xml><?xml version="1.0" encoding="utf-8"?>
<math xmlns="http://www.w3.org/1998/Math/MathML">
  <semantics>
    <mrow>
      <msubsup>
        <mi>u</mi>
        <mi>i</mi>
        <mi mathvariant="italic">min</mi>
      </msubsup>
      <mi>,</mi>
      <mi/>
      <msubsup>
        <mi>u</mi>
        <mi>i</mi>
        <mi mathvariant="italic">max</mi>
      </msubsup>
    </mrow>
    <annotation encoding="StarMath 5.0">u_i^min,~u_i^max</annotation>
  </semantics>
</math>
</file>

<file path=Object 6/content.xml><?xml version="1.0" encoding="utf-8"?>
<math xmlns="http://www.w3.org/1998/Math/MathML">
  <semantics>
    <mrow>
      <msup>
        <mi>u</mi>
        <mi mathvariant="italic">max</mi>
      </msup>
    </mrow>
    <annotation encoding="StarMath 5.0">u^max</annotation>
  </semantics>
</math>
</file>